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4.9362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1.5138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1.3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445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 style:data-style-name="N104">
      <style:table-cell-properties fo:background-color="#ffff00"/>
      <style:text-properties fo:font-size="14pt" style:font-size-asian="14pt" style:font-size-complex="14pt"/>
    </style:style>
    <style:style style:name="ce15" style:family="table-cell" style:parent-style-name="Default" style:data-style-name="N104">
      <style:table-cell-properties fo:background-color="#ffff00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 style:data-style-name="N104"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 style:data-style-name="N3">
      <style:text-properties fo:font-size="14pt" style:font-size-asian="14pt" style:font-size-complex="14pt"/>
    </style:style>
    <style:style style:name="ce8" style:family="table-cell" style:parent-style-name="Default" style:data-style-name="N122">
      <style:table-cell-properties fo:background-color="#ffff00" fo:wrap-option="wrap"/>
      <style:text-properties fo:font-size="14pt" style:font-size-asian="14pt" style:font-size-complex="14pt"/>
    </style:style>
    <style:style style:name="ce9" style:family="table-cell" style:parent-style-name="Default" style:data-style-name="N122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22" style:family="table-cell" style:parent-style-name="Default" style:data-style-name="N104">
      <style:table-cell-properties fo:background-color="#dee6e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WR Protector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5"/>
        <table:table-column table:style-name="co8" table:default-cell-style-name="ce1"/>
        <table:table-column table:style-name="co9" table:default-cell-style-name="ce9"/>
        <table:table-column table:style-name="co8" table:default-cell-style-name="ce9"/>
        <table:table-column table:style-name="co8" table:number-columns-repeated="1637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price</text:p>
          </table:table-cell>
          <table:table-cell table:style-name="ce6" office:value-type="string" calcext:value-type="string">
            <text:p>qty for that price</text:p>
          </table:table-cell>
          <table:table-cell table:style-name="ce8" office:value-type="string" calcext:value-type="string">
            <text:p>price per unit</text:p>
          </table:table-cell>
          <table:table-cell table:style-name="ce8" office:value-type="string" calcext:value-type="string">
            <text:p>prorated shipping per part</text:p>
          </table:table-cell>
          <table:table-cell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Tayda A-550</text:p>
          </table:table-cell>
          <table:table-cell table:style-name="ce4" table:formula="of:=[.D2]*([.J2]+[.K2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2]/[.I2]" office:value-type="currency" office:currency="USD" office:value="0.01" calcext:value-type="currency">
            <text:p>$0.010</text:p>
          </table:table-cell>
          <table:table-cell table:formula="of:=([.H2]/order)*shipping/[.I2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Tayda A-2027</text:p>
          </table:table-cell>
          <table:table-cell table:style-name="ce4" table:formula="of:=[.D3]*([.J3]+[.K3])" office:value-type="currency" office:currency="USD" office:value="0.0191417910447761" calcext:value-type="currency">
            <text:p>$0.02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3]/[.I3]" office:value-type="currency" office:currency="USD" office:value="0.012" calcext:value-type="currency">
            <text:p>$0.012</text:p>
          </table:table-cell>
          <table:table-cell table:formula="of:=([.H3]/order)*shipping/[.I3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Tayda A-2048</text:p>
          </table:table-cell>
          <table:table-cell table:style-name="ce4" table:formula="of:=[.D4]*([.J4]+[.K4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4]/[.I4]" office:value-type="currency" office:currency="USD" office:value="0.012" calcext:value-type="currency">
            <text:p>$0.012</text:p>
          </table:table-cell>
          <table:table-cell table:formula="of:=([.H4]/order)*shipping/[.I4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Tayda A-553</text:p>
          </table:table-cell>
          <table:table-cell table:style-name="ce4" table:formula="of:=[.D5]*([.J5]+[.K5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5]/[.I5]" office:value-type="currency" office:currency="USD" office:value="0.01" calcext:value-type="currency">
            <text:p>$0.010</text:p>
          </table:table-cell>
          <table:table-cell table:formula="of:=([.H5]/order)*shipping/[.I5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2,T1</text:p>
          </table:table-cell>
          <table:table-cell office:value-type="string" calcext:value-type="string">
            <text:p>FT37-43-TRANSFORM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:12</text:p>
          </table:table-cell>
          <table:table-cell office:value-type="string" calcext:value-type="string">
            <text:p>JPM Supply</text:p>
          </table:table-cell>
          <table:table-cell table:style-name="ce4" table:formula="of:=[.D6]*([.J6]+[.K6])" office:value-type="currency" office:currency="USD" office:value="1.68" calcext:value-type="currency">
            <text:p>$1.68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float" office:value="10" calcext:value-type="float">
            <text:p>10</text:p>
          </table:table-cell>
          <table:table-cell table:formula="of:=[.H6]/[.I6]" office:value-type="currency" office:currency="USD" office:value="0.29" calcext:value-type="currency">
            <text:p>$0.290</text:p>
          </table:table-cell>
          <table:table-cell table:formula="of:=([.H6]/2.9)*5.5/[.I6]" office:value-type="currency" office:currency="USD" office:value="0.55" calcext:value-type="currency">
            <text:p>$0.550</text:p>
          </table:table-cell>
          <table:table-cell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Jameco</text:p>
          </table:table-cell>
          <table:table-cell table:style-name="ce4" table:formula="of:=[.D7]*([.J7]+[.K7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7]/[.I7]" office:value-type="currency" office:currency="USD" office:value="1.75" calcext:value-type="currency">
            <text:p>$1.750</text:p>
          </table:table-cell>
          <table:table-cell table:formula="of:=([.H7]/28)*8.85/[.I7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TX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209</text:p>
          </table:table-cell>
          <table:table-cell office:value-type="string" calcext:value-type="string">
            <text:p>Digikey 255-5499-ND</text:p>
          </table:table-cell>
          <table:table-cell table:style-name="ce4" table:formula="of:=[.D8]*([.J8]+[.K8])" office:value-type="currency" office:currency="USD" office:value="4.81897597042514" calcext:value-type="currency">
            <text:p>$4.82</text:p>
          </table:table-cell>
          <table:table-cell office:value-type="currency" office:currency="USD" office:value="23.1" calcext:value-type="currency">
            <text:p>$23.10</text:p>
          </table:table-cell>
          <table:table-cell office:value-type="float" office:value="5" calcext:value-type="float">
            <text:p>5</text:p>
          </table:table-cell>
          <table:table-cell table:formula="of:=[.H8]/[.I8]" office:value-type="currency" office:currency="USD" office:value="4.62" calcext:value-type="currency">
            <text:p>$4.620</text:p>
          </table:table-cell>
          <table:table-cell table:formula="of:=([.H8]/162.3)*6.99/[.I8]" office:value-type="currency" office:currency="USD" office:value="0.198975970425139" calcext:value-type="currency">
            <text:p>$0.199</text:p>
          </table:table-cell>
          <table:table-cell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ayda A-2071</text:p>
          </table:table-cell>
          <table:table-cell table:style-name="ce4" table:formula="of:=[.D9]*([.J9]+[.K9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9]/[.I9]" office:value-type="currency" office:currency="USD" office:value="0.012" calcext:value-type="currency">
            <text:p>$0.012</text:p>
          </table:table-cell>
          <table:table-cell table:formula="of:=([.H9]/order)*shipping/[.I9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66Y_Vert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3266Y-1-103LF-ND</text:p>
          </table:table-cell>
          <table:table-cell table:style-name="ce4" table:formula="of:=[.D10]*([.J10]+[.K10])" office:value-type="currency" office:currency="USD" office:value="0" calcext:value-type="currency">
            <text:p>$0.00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5" calcext:value-type="float">
            <text:p>5</text:p>
          </table:table-cell>
          <table:table-cell table:formula="of:=[.H10]/[.I10]" office:value-type="currency" office:currency="USD" office:value="4.2" calcext:value-type="currency">
            <text:p>$4.200</text:p>
          </table:table-cell>
          <table:table-cell table:formula="of:=([.H10]/22.7)*4.99/[.I10]" office:value-type="currency" office:currency="USD" office:value="0.923259911894273" calcext:value-type="currency">
            <text:p>$0.92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pot 10K PT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1993-1066-ND</text:p>
          </table:table-cell>
          <table:table-cell table:style-name="ce4" table:formula="of:=[.D11]*([.J11]+[.K11])" office:value-type="currency" office:currency="USD" office:value="0" calcext:value-type="currency">
            <text:p>$0.00</text:p>
          </table:table-cell>
          <table:table-cell office:value-type="currency" office:currency="USD" office:value="3.8" calcext:value-type="currency">
            <text:p>$3.80</text:p>
          </table:table-cell>
          <table:table-cell office:value-type="float" office:value="5" calcext:value-type="float">
            <text:p>5</text:p>
          </table:table-cell>
          <table:table-cell table:formula="of:=[.H11]/[.I11]" office:value-type="currency" office:currency="USD" office:value="0.76" calcext:value-type="currency">
            <text:p>$0.760</text:p>
          </table:table-cell>
          <table:table-cell table:formula="of:=([.H11]/22.7)*4.99/[.I11]" office:value-type="currency" office:currency="USD" office:value="0.167066079295154" calcext:value-type="currency">
            <text:p>$0.16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9c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pot 10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</text:p>
          </table:table-cell>
          <table:table-cell table:style-name="ce4" table:formula="of:=[.D12]*([.J12]+[.K12])" office:value-type="currency" office:currency="USD" office:value="0.093726872246696" calcext:value-type="currency">
            <text:p>$0.09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100" calcext:value-type="float">
            <text:p>100</text:p>
          </table:table-cell>
          <table:table-cell table:formula="of:=[.H12]/[.I12]" office:value-type="currency" office:currency="USD" office:value="0.06" calcext:value-type="currency">
            <text:p>$0.060</text:p>
          </table:table-cell>
          <table:table-cell table:formula="of:=([.H12]/22.7)*12.76/[.I12]" office:value-type="currency" office:currency="USD" office:value="0.033726872246696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Tayda  A-155</text:p>
          </table:table-cell>
          <table:table-cell table:style-name="ce4" table:formula="of:=[.D13]*([.J13]+[.K13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3]/[.I13]" office:value-type="currency" office:currency="USD" office:value="0.02" calcext:value-type="currency">
            <text:p>$0.020</text:p>
          </table:table-cell>
          <table:table-cell table:formula="of:=([.H13]/order)*shipping/[.I13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270</text:p>
          </table:table-cell>
          <table:table-cell office:value-type="string" calcext:value-type="string">
            <text:p>Digikey 2383-1N270-ND</text:p>
          </table:table-cell>
          <table:table-cell table:style-name="ce4" table:formula="of:=[.D14]*([.J14]+[.K14])" office:value-type="currency" office:currency="USD" office:value="4.93" calcext:value-type="currency">
            <text:p>$4.93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0" calcext:value-type="float">
            <text:p>10</text:p>
          </table:table-cell>
          <table:table-cell table:formula="of:=[.H14]/[.I14]" office:value-type="currency" office:currency="USD" office:value="0.8" calcext:value-type="currency">
            <text:p>$0.800</text:p>
          </table:table-cell>
          <table:table-cell table:formula="of:=([.H14]/[.H14])*16.65/[.I14]" office:value-type="currency" office:currency="USD" office:value="1.665" calcext:value-type="currency">
            <text:p>$1.665</text:p>
          </table:table-cell>
          <table:table-cell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BarrelJack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Digikey CP-002A-ND</text:p>
          </table:table-cell>
          <table:table-cell table:style-name="ce4" table:formula="of:=[.D15]*([.J15]+[.K15])" office:value-type="currency" office:currency="USD" office:value="1.29966321626617" calcext:value-type="currency">
            <text:p>$1.30</text:p>
          </table:table-cell>
          <table:table-cell office:value-type="currency" office:currency="USD" office:value="6.23" calcext:value-type="currency">
            <text:p>$6.23</text:p>
          </table:table-cell>
          <table:table-cell office:value-type="float" office:value="10" calcext:value-type="float">
            <text:p>10</text:p>
          </table:table-cell>
          <table:table-cell table:formula="of:=[.H15]/[.I15]" office:value-type="currency" office:currency="USD" office:value="0.623" calcext:value-type="currency">
            <text:p>$0.623</text:p>
          </table:table-cell>
          <table:table-cell table:formula="of:=([.H15]/162.3)*6.99/[.I15]" office:value-type="currency" office:currency="USD" office:value="0.0268316081330869" calcext:value-type="currency">
            <text:p>$0.027</text:p>
          </table:table-cell>
          <table:table-cell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ayda A-2123</text:p>
          </table:table-cell>
          <table:table-cell table:style-name="ce4" table:formula="of:=[.D16]*([.J16]+[.K16])" office:value-type="currency" office:currency="USD" office:value="0.1396" calcext:value-type="currency">
            <text:p>$0.1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6]/[.I16]" office:value-type="currency" office:currency="USD" office:value="0.012" calcext:value-type="currency">
            <text:p>$0.012</text:p>
          </table:table-cell>
          <table:table-cell table:formula="of:=([.H16]/[.H16])*12.76/[.I16]" office:value-type="currency" office:currency="USD" office:value="0.1276" calcext:value-type="currency">
            <text:p>$0.128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ayda A-111</text:p>
          </table:table-cell>
          <table:table-cell table:style-name="ce4" table:formula="of:=[.D17]*([.J17]+[.K17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7]/[.I17]" office:value-type="currency" office:currency="USD" office:value="0.02" calcext:value-type="currency">
            <text:p>$0.020</text:p>
          </table:table-cell>
          <table:table-cell table:formula="of:=([.H17]/order)*shipping/[.I17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8]*([.J18]+[.K18])" office:value-type="currency" office:currency="USD" office:value="0" calcext:value-type="currency">
            <text:p>$0.00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40" calcext:value-type="float">
            <text:p>40</text:p>
          </table:table-cell>
          <table:table-cell table:formula="of:=[.H18]/[.I18]" office:value-type="currency" office:currency="USD" office:value="0.00075" calcext:value-type="currency">
            <text:p>$0.001</text:p>
          </table:table-cell>
          <table:table-cell table:formula="of:=([.H18]/order)*shipping/[.I18]" office:value-type="currency" office:currency="USD" office:value="0.000446361940298507" calcext:value-type="currency">
            <text:p>$0.000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b</text:p>
          </table:table-cell>
          <table:table-cell office:value-type="string" calcext:value-type="string">
            <text:p>PinHeader 2x3 2.54mm Vertic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9]*([.J19]+[.K19])" office:value-type="currency" office:currency="USD" office:value="0.00717817164179104" calcext:value-type="currency">
            <text:p>$0.01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40" calcext:value-type="float">
            <text:p>40</text:p>
          </table:table-cell>
          <table:table-cell table:formula="of:=[.H19]/[.I19]" office:value-type="currency" office:currency="USD" office:value="0.00075" calcext:value-type="currency">
            <text:p>$0.001</text:p>
          </table:table-cell>
          <table:table-cell table:formula="of:=([.H19]/order)*shipping/[.I19]" office:value-type="currency" office:currency="USD" office:value="0.000446361940298507" calcext:value-type="currency">
            <text:p>$0.000</text:p>
          </table:table-cell>
          <table:table-cell office:value-type="string" calcext:value-type="string">
            <text:p>snapable pin header</text:p>
          </table:table-cell>
          <table:table-cell table:number-columns-repeated="1637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A-2115</text:p>
          </table:table-cell>
          <table:table-cell table:style-name="ce4" table:formula="of:=[.D20]*([.J20]+[.K20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20]/[.I20]" office:value-type="currency" office:currency="USD" office:value="0.012" calcext:value-type="currency">
            <text:p>$0.012</text:p>
          </table:table-cell>
          <table:table-cell table:formula="of:=([.H20]/order)*shipping/[.I20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_Horizontal_O1.27mm_Z9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gikey C503B-RAN-CZ0C0AA2CT-ND</text:p>
          </table:table-cell>
          <table:table-cell table:style-name="ce4" table:formula="of:=[.D21]*([.J21]+[.K21])" office:value-type="currency" office:currency="USD" office:value="0.174192421441774" calcext:value-type="currency">
            <text:p>$0.17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float" office:value="10" calcext:value-type="float">
            <text:p>10</text:p>
          </table:table-cell>
          <table:table-cell table:formula="of:=[.H21]/[.I21]" office:value-type="currency" office:currency="USD" office:value="0.167" calcext:value-type="currency">
            <text:p>$0.167</text:p>
          </table:table-cell>
          <table:table-cell table:formula="of:=([.H21]/162.3)*6.99/[.I21]" office:value-type="currency" office:currency="USD" office:value="0.00719242144177449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Jameco</text:p>
          </table:table-cell>
          <table:table-cell table:style-name="ce4" table:formula="of:=[.D22]*([.J22]+[.K22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22]/[.I22]" office:value-type="currency" office:currency="USD" office:value="1.75" calcext:value-type="currency">
            <text:p>$1.750</text:p>
          </table:table-cell>
          <table:table-cell table:formula="of:=([.H22]/28)*8.85/[.I22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N_Semiconductor-626-05-04_2015-P-M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Tayda A-045</text:p>
          </table:table-cell>
          <table:table-cell table:style-name="ce4" table:formula="of:=[.D23]*([.J23]+[.K23])" office:value-type="currency" office:currency="USD" office:value="0.382835820895522" calcext:value-type="currency">
            <text:p>$0.38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float" office:value="10" calcext:value-type="float">
            <text:p>10</text:p>
          </table:table-cell>
          <table:table-cell table:formula="of:=[.H23]/[.I23]" office:value-type="currency" office:currency="USD" office:value="0.24" calcext:value-type="currency">
            <text:p>$0.240</text:p>
          </table:table-cell>
          <table:table-cell table:formula="of:=([.H23]/order)*shipping/[.I23]" office:value-type="currency" office:currency="USD" office:value="0.142835820895522" calcext:value-type="currency">
            <text:p>$0.143</text:p>
          </table:table-cell>
          <table:table-cell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_TO92</text:p>
          </table:table-cell>
          <table:table-cell office:value-type="string" calcext:value-type="string">
            <text:p>Digikey 296-LM78L05ACZ/LFT3CT-ND</text:p>
          </table:table-cell>
          <table:table-cell table:style-name="ce4" table:formula="of:=[.D24]*([.J24]+[.K24])" office:value-type="currency" office:currency="USD" office:value="0.821937892791128" calcext:value-type="currency">
            <text:p>$0.82</text:p>
          </table:table-cell>
          <table:table-cell office:value-type="currency" office:currency="USD" office:value="7.88" calcext:value-type="currency">
            <text:p>$7.88</text:p>
          </table:table-cell>
          <table:table-cell office:value-type="float" office:value="10" calcext:value-type="float">
            <text:p>10</text:p>
          </table:table-cell>
          <table:table-cell table:formula="of:=[.H24]/[.I24]" office:value-type="currency" office:currency="USD" office:value="0.788" calcext:value-type="currency">
            <text:p>$0.788</text:p>
          </table:table-cell>
          <table:table-cell table:formula="of:=([.H24]/162.3)*6.99/[.I24]" office:value-type="currency" office:currency="USD" office:value="0.0339378927911275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-pin DIP socke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001</text:p>
          </table:table-cell>
          <table:table-cell table:style-name="ce4" table:formula="of:=[.D25]*([.J25]+[.K25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float" office:value="20" calcext:value-type="float">
            <text:p>20</text:p>
          </table:table-cell>
          <table:table-cell table:formula="of:=[.H25]/[.I25]" office:value-type="currency" office:currency="USD" office:value="0.03" calcext:value-type="currency">
            <text:p>$0.030</text:p>
          </table:table-cell>
          <table:table-cell table:formula="of:=([.H25]/order)*shipping/[.I25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#4 x 1/4” pan head screws to secure bo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azon</text:p>
          </table:table-cell>
          <table:table-cell table:style-name="ce4" table:formula="of:=[.D26]*([.J26]+[.K26])" office:value-type="currency" office:currency="USD" office:value="0.326" calcext:value-type="currency">
            <text:p>$0.33</text:p>
          </table:table-cell>
          <table:table-cell office:value-type="currency" office:currency="USD" office:value="8.15" calcext:value-type="currency">
            <text:p>$8.15</text:p>
          </table:table-cell>
          <table:table-cell office:value-type="float" office:value="100" calcext:value-type="float">
            <text:p>100</text:p>
          </table:table-cell>
          <table:table-cell table:formula="of:=[.H26]/[.I26]" office:value-type="currency" office:currency="USD" office:value="0.0815" calcext:value-type="currency">
            <text:p>$0.082</text:p>
          </table:table-cell>
          <table:table-cell table:formula="of:=0" office:value-type="currency" office:currency="USD" office:value="0" calcext:value-type="currency">
            <text:p>$0.0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Hammond 1593LB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HM962-ND</text:p>
          </table:table-cell>
          <table:table-cell table:style-name="ce4" table:formula="of:=[.D27]*([.J27]+[.K27])" office:value-type="currency" office:currency="USD" office:value="5.53452088724584" calcext:value-type="currency">
            <text:p>$5.53</text:p>
          </table:table-cell>
          <table:table-cell office:value-type="currency" office:currency="USD" office:value="26.53" calcext:value-type="currency">
            <text:p>$26.53</text:p>
          </table:table-cell>
          <table:table-cell table:style-name="ce7" office:value-type="float" office:value="5" calcext:value-type="float">
            <text:p>5</text:p>
          </table:table-cell>
          <table:table-cell table:formula="of:=[.H27]/[.I27]" office:value-type="currency" office:currency="USD" office:value="5.306" calcext:value-type="currency">
            <text:p>$5.306</text:p>
          </table:table-cell>
          <table:table-cell table:formula="of:=([.H27]/162.3)*6.99/[.I27]" office:value-type="currency" office:currency="USD" office:value="0.228520887245841" calcext:value-type="currency">
            <text:p>$0.229</text:p>
          </table:table-cell>
          <table:table-cell table:number-columns-repeated="1637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WAY</text:p>
          </table:table-cell>
          <table:table-cell table:style-name="ce4" table:formula="of:=[.D28]*([.J28]+[.K28])" office:value-type="currency" office:currency="USD" office:value="2.006" calcext:value-type="currency">
            <text:p>$2.01</text:p>
          </table:table-cell>
          <table:table-cell office:value-type="currency" office:currency="USD" office:value="10.03" calcext:value-type="currency">
            <text:p>$10.03</text:p>
          </table:table-cell>
          <table:table-cell table:style-name="ce7" office:value-type="float" office:value="5" calcext:value-type="float">
            <text:p>5</text:p>
          </table:table-cell>
          <table:table-cell table:formula="of:=[.H28]/[.I28]" office:value-type="currency" office:currency="USD" office:value="2.006" calcext:value-type="currency">
            <text:p>$2.006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 12V (optional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102-CMI-1295-1285T-ND</text:p>
          </table:table-cell>
          <table:table-cell table:style-name="ce4" table:formula="of:=[.D29]*([.J29]+[.K29])" office:value-type="currency" office:currency="USD" office:value="2.178" calcext:value-type="currency">
            <text:p>$2.18</text:p>
          </table:table-cell>
          <table:table-cell table:formula="of:=1.18*5" office:value-type="currency" office:currency="USD" office:value="5.9" calcext:value-type="currency">
            <text:p>$5.90</text:p>
          </table:table-cell>
          <table:table-cell table:style-name="ce7" office:value-type="float" office:value="5" calcext:value-type="float">
            <text:p>5</text:p>
          </table:table-cell>
          <table:table-cell table:formula="of:=[.H29]/[.I29]" office:value-type="currency" office:currency="USD" office:value="1.18" calcext:value-type="currency">
            <text:p>$1.180</text:p>
          </table:table-cell>
          <table:table-cell table:formula="of:=4.99/5" office:value-type="currency" office:currency="USD" office:value="0.998" calcext:value-type="currency">
            <text:p>$0.998</text:p>
          </table:table-cell>
          <table:table-cell table:number-columns-repeated="1637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nameled wire, 22 AW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ches of wire</text:p>
          </table:table-cell>
          <table:table-cell office:value-type="string" calcext:value-type="string">
            <text:p>Remington Industries 22SNS-MAIN</text:p>
          </table:table-cell>
          <table:table-cell table:style-name="ce4" table:formula="of:=[.D30]*([.J30]+[.K30])" office:value-type="currency" office:currency="USD" office:value="0.188994708994709" calcext:value-type="currency">
            <text:p>$0.19</text:p>
          </table:table-cell>
          <table:table-cell office:value-type="currency" office:currency="USD" office:value="8.93" calcext:value-type="currency">
            <text:p>$8.93</text:p>
          </table:table-cell>
          <table:table-cell table:style-name="ce7" table:formula="of:=63*12" office:value-type="float" office:value="756" calcext:value-type="float">
            <text:p>756</text:p>
          </table:table-cell>
          <table:table-cell table:formula="of:=[.H30]/[.I30]" office:value-type="currency" office:currency="USD" office:value="0.0118121693121693" calcext:value-type="currency">
            <text:p>$0.012</text:p>
          </table:table-cell>
          <table:table-cell office:value-type="currency" office:currency="USD" office:value="0" calcext:value-type="currency">
            <text:p>$0.000</text:p>
          </table:table-cell>
          <table:table-cell office:value-type="string" calcext:value-type="string">
            <text:p>Free Shipping</text:p>
          </table:table-cell>
          <table:table-cell table:number-columns-repeated="1637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MP1</text:p>
          </table:table-cell>
          <table:table-cell office:value-type="string" calcext:value-type="string">
            <text:p>Jumper, 2-p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1324</text:p>
          </table:table-cell>
          <table:table-cell table:style-name="ce4" table:formula="of:=[.D31]*([.J31]+[.K31])" office:value-type="currency" office:currency="USD" office:value="0.2732" calcext:value-type="currency">
            <text:p>$0.27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7" office:value-type="float" office:value="50" calcext:value-type="float">
            <text:p>50</text:p>
          </table:table-cell>
          <table:table-cell table:formula="of:=[.H31]/[.I31]" office:value-type="currency" office:currency="USD" office:value="0.018" calcext:value-type="currency">
            <text:p>$0.018</text:p>
          </table:table-cell>
          <table:table-cell table:formula="of:=12.76/[.I31]" office:value-type="currency" office:currency="USD" office:value="0.2552" calcext:value-type="currency">
            <text:p>$0.255</text:p>
          </table:table-cell>
          <table:table-cell table:number-columns-repeated="1637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 1x2 2.54mm 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32]*([.J32]+[.K32])" office:value-type="currency" office:currency="USD" office:value="0.00239272388059702" calcext:value-type="currency">
            <text:p>$0.00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40" calcext:value-type="float">
            <text:p>40</text:p>
          </table:table-cell>
          <table:table-cell table:formula="of:=[.H32]/[.I32]" office:value-type="currency" office:currency="USD" office:value="0.00075" calcext:value-type="currency">
            <text:p>$0.001</text:p>
          </table:table-cell>
          <table:table-cell table:formula="of:=([.H32]/order)*shipping/[.I32]" office:value-type="currency" office:currency="USD" office:value="0.000446361940298507" calcext:value-type="currency">
            <text:p>$0.000</text:p>
          </table:table-cell>
          <table:table-cell office:value-type="string" calcext:value-type="string">
            <text:p>snapable pin header</text:p>
          </table:table-cell>
          <table:table-cell table:number-columns-repeated="16372"/>
        </table:table-row>
        <table:table-row table:style-name="ro2">
          <table:table-cell table:number-columns-repeated="2"/>
          <table:table-cell office:value-type="string" calcext:value-type="string">
            <text:p>'===========================================</text:p>
          </table:table-cell>
          <table:table-cell table:number-columns-repeated="3"/>
          <table:table-cell table:style-name="ce15" office:value-type="string" calcext:value-type="string">
            <text:p>'=========</text:p>
          </table:table-cell>
          <table:table-cell/>
          <table:table-cell table:style-name="ce7"/>
          <table:table-cell table:number-columns-repeated="4"/>
          <table:table-cell table:style-name="Default"/>
          <table:table-cell table:number-columns-repeated="16370"/>
        </table:table-row>
        <table:table-row table:style-name="ro2">
          <table:table-cell table:number-columns-repeated="6"/>
          <table:table-cell table:style-name="ce4" table:formula="of:=SUM([.G1:.G33])" office:value-type="currency" office:currency="USD" office:value="29.7729276410532" calcext:value-type="currency">
            <text:p>$29.77</text:p>
          </table:table-cell>
          <table:table-cell/>
          <table:table-cell table:style-name="ce7"/>
          <table:table-cell table:number-columns-repeated="3"/>
          <table:table-cell table:style-name="ce21" office:value-type="string" calcext:value-type="string">
            <text:p>Price?</text:p>
          </table:table-cell>
          <table:table-cell table:style-name="ce22" table:formula="of:=[.G34]*1.45" office:value-type="currency" office:currency="USD" office:value="43.1707450795272" calcext:value-type="currency">
            <text:p>$43.17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1" office:value-type="string" calcext:value-type="string">
            <text:p>Tayda Shipping</text:p>
          </table:table-cell>
          <table:table-cell table:style-name="ce11" table:number-columns-repeated="3"/>
          <table:table-cell table:style-name="ce11" office:value-type="float" office:value="12.76" calcext:value-type="float">
            <text:p>12.76</text:p>
          </table:table-cell>
          <table:table-cell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11" office:value-type="string" calcext:value-type="string">
            <text:p>Tayda Total Order Cost</text:p>
          </table:table-cell>
          <table:table-cell table:style-name="ce11" table:number-columns-repeated="3"/>
          <table:table-cell table:style-name="ce11" office:value-type="float" office:value="21.44" calcext:value-type="float">
            <text:p>21.44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Clearing shipping dominates parts cost.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I’m missing sales tax, duties, etc.</text:p>
          </table:table-cell>
          <table:table-cell table:number-columns-repeated="16381"/>
        </table:table-row>
        <table:table-row table:style-name="ro2" table:number-rows-repeated="104853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order" table:target-range-address="'SWR Protector BOM'.G37:'SWR Protector BOM'.G37" table:on-update-keep-styles="true" table:on-update-keep-size="false"/>
        <table:database-range table:name="shipping" table:target-range-address="'SWR Protector BOM'.G36:'SWR Protector BOM'.G3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number-style style:name="N129">
      <number:number number:decimal-places="1" number:min-decimal-places="1" number:min-integer-digits="1" number:grouping="true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currency-style style:name="N126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08:51:48.164285028</dc:date>
    <meta:editing-duration>PT3H7M22S</meta:editing-duration>
    <meta:editing-cycles>28</meta:editing-cycles>
    <meta:generator>LibreOffice/7.4.3.2$MacOSX_X86_64 LibreOffice_project/1048a8393ae2eeec98dff31b5c133c5f1d08b890</meta:generator>
    <meta:document-statistic meta:table-count="1" meta:cell-count="358" meta:object-count="0"/>
  </office:meta>
</office:document-meta>
</file>